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RewritingModifi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ingModifier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RewritingModifi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RewritingModifierGui.modifyTestElement( TestElement 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RewritingModifi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RewritingModifierGui.URLRewritingModifi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ingModifi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